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text-properties style:font-name="맑은 고딕" style:font-name-asian="맑은 고딕"/>
    </style:style>
    <style:style style:name="P2" style:family="paragraph" style:parent-style-name="Standard">
      <style:text-properties style:font-name="맑은 고딕" style:font-name-asian="맑은 고딕" style:language-asian="ko" style:country-asian="KR"/>
    </style:style>
    <style:style style:name="P3" style:family="paragraph" style:parent-style-name="Table_20_Contents">
      <style:text-properties style:font-name="맑은 고딕" style:font-name-asian="맑은 고딕" style:language-asian="ko" style:country-asian="KR"/>
    </style:style>
    <style:style style:name="P4" style:family="paragraph" style:parent-style-name="Table_20_Contents">
      <style:paragraph-properties fo:text-align="center" style:justify-single-word="false"/>
      <style:text-properties style:font-name="맑은 고딕" fo:font-weight="bold" style:font-name-asian="맑은 고딕" style:language-asian="ko" style:country-asian="KR" style:font-weight-asian="bold" style:font-weight-complex="bold"/>
    </style:style>
    <style:style style:name="P5" style:family="paragraph" style:parent-style-name="Standard">
      <style:text-properties style:font-name="맑은 고딕" style:font-name-asian="맑은 고딕" style:language-asian="ko" style:country-asian="KR"/>
    </style:style>
    <style:style style:name="P6" style:family="paragraph" style:parent-style-name="Standard">
      <style:paragraph-properties fo:text-align="end" style:justify-single-word="false"/>
      <style:text-properties style:font-name="맑은 고딕" style:font-name-asian="맑은 고딕" style:language-asian="ko" style:country-asian="KR"/>
    </style:style>
    <style:style style:name="P7" style:family="paragraph" style:parent-style-name="Standard">
      <style:text-properties style:font-name="맑은 고딕" fo:font-size="15pt" fo:font-weight="bold" style:font-name-asian="맑은 고딕" style:font-size-asian="15pt" style:language-asian="ko" style:country-asian="KR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40pt" fo:font-weight="bold" style:font-name-asian="맑은 고딕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60pt" fo:font-weight="bold" style:font-name-asian="맑은 고딕" style:font-size-asian="60pt" style:font-weight-asian="bold" style:font-size-complex="6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맑은 고딕" fo:font-size="20pt" fo:font-weight="bold" style:font-name-asian="맑은 고딕" style:font-size-asian="20pt" style:language-asian="ko" style:country-asian="KR" style:font-weight-asian="bold" style:font-size-complex="20pt" style:font-weight-complex="bold"/>
    </style:style>
    <style:style style:name="T1" style:family="text">
      <style:text-properties style:language-asian="ko" style:country-asian="KR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sh Hunter</text:p>
      <text:p text:style-name="P8">주제 제안서</text:p>
      <text:p text:style-name="P1"/>
      <text:p text:style-name="P1"/>
      <text:p text:style-name="P1"/>
      <text:p text:style-name="P10">Cash Hunter 팀</text:p>
      <text:p text:style-name="P6">0892067 <text:span text:style-name="T2">송태웅 <text:s text:c="3"/></text:span>(Github ID: TaeUng)</text:p>
      <text:p text:style-name="P6">0892080 <text:span text:style-name="T2">장영창</text:span> (Github ID : 0892080)</text:p>
      <text:p text:style-name="P2"/>
      <text:p text:style-name="P7">프로젝트 내용</text:p>
      <text:p text:style-name="P7"/>
      <text:p text:style-name="P1"><text:span text:style-name="T1">cash hunt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문제점 및 제약사항 과 극복 방안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맑은 고딕" svg:font-family="'맑은 고딕'" style:font-family-generic="moder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9:44:41.83</meta:creation-date>
    <dc:date>2012-11-22T03:10:46</dc:date>
    <meta:editing-duration>PT29M58S</meta:editing-duration>
    <meta:editing-cycles>14</meta:editing-cycles>
    <meta:generator>LibreOffice/3.5$Linux_x86 LibreOffice_project/350m1$Build-2</meta:generator>
    <dc:creator>TaeUng </dc:creator>
    <meta:document-statistic meta:table-count="0" meta:image-count="0" meta:object-count="0" meta:page-count="1" meta:paragraph-count="8" meta:word-count="28" meta:character-count="134" meta:non-whitespace-character-count="111"/>
  </office:meta>
</office:document-meta>
</file>